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GB" fo:font-weight="bold" officeooo:rsid="001aa122" officeooo:paragraph-rsid="001aa122" style:font-size-asian="10.5pt" style:font-weight-asian="bold" style:font-weight-complex="bold"/>
    </style:style>
    <style:style style:name="P2" style:family="paragraph" style:parent-style-name="Standard" style:list-style-name="L1">
      <style:text-properties fo:language="en" fo:country="GB" fo:font-weight="bold" officeooo:rsid="001c5e88" officeooo:paragraph-rsid="001c5e88" style:font-size-asian="10.5pt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officeooo:rsid="001cbf32" officeooo:paragraph-rsid="001cbf32" style:font-size-asian="10.5pt" style:font-weight-asian="bold" style:font-weight-complex="bold"/>
    </style:style>
    <style:style style:name="P4" style:family="paragraph" style:parent-style-name="Standard" style:list-style-name="">
      <style:text-properties fo:language="en" fo:country="GB" fo:font-weight="bold" officeooo:rsid="001cbf32" officeooo:paragraph-rsid="001cbf32" style:font-size-asian="10.5pt" style:font-weight-asian="bold" style:font-weight-complex="bold"/>
    </style:style>
    <style:style style:name="P5" style:family="paragraph" style:parent-style-name="Standard" style:list-style-name="">
      <style:text-properties fo:language="en" fo:country="GB" fo:font-weight="bold" officeooo:rsid="001cbf32" officeooo:paragraph-rsid="00559763" style:font-size-asian="10.5pt" style:font-weight-asian="bold" style:font-weight-complex="bold"/>
    </style:style>
    <style:style style:name="P6" style:family="paragraph" style:parent-style-name="Standard" style:list-style-name="L1">
      <style:text-properties fo:language="en" fo:country="GB" officeooo:rsid="001e3f88" officeooo:paragraph-rsid="001e3f88" style:font-size-asian="10.5pt"/>
    </style:style>
    <style:style style:name="P7" style:family="paragraph" style:parent-style-name="Standard" style:list-style-name="L1">
      <style:text-properties fo:language="en" fo:country="GB" officeooo:rsid="001ff82d" officeooo:paragraph-rsid="001ff82d" style:font-size-asian="10.5pt"/>
    </style:style>
    <style:style style:name="P8" style:family="paragraph" style:parent-style-name="Standard" style:list-style-name="L1">
      <style:text-properties fo:language="en" fo:country="GB" officeooo:rsid="00219afa" officeooo:paragraph-rsid="00219afa" style:font-size-asian="10.5pt"/>
    </style:style>
    <style:style style:name="P9" style:family="paragraph" style:parent-style-name="Standard" style:list-style-name="L1">
      <style:text-properties fo:language="en" fo:country="GB" fo:font-style="italic" officeooo:rsid="001ff82d" officeooo:paragraph-rsid="001ff82d" style:font-size-asian="10.5pt" style:font-style-asian="italic" style:font-style-complex="italic"/>
    </style:style>
    <style:style style:name="P10" style:family="paragraph" style:parent-style-name="Standard" style:list-style-name="L1">
      <style:text-properties fo:language="en" fo:country="GB" fo:font-style="italic" fo:font-weight="normal" officeooo:rsid="0031ecbf" officeooo:paragraph-rsid="0031ecbf" style:font-size-asian="10.5pt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language="en" fo:country="GB" fo:font-style="italic" fo:font-weight="normal" officeooo:rsid="0046a9d4" officeooo:paragraph-rsid="0046a9d4" style:font-size-asian="10.5pt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language="en" fo:country="GB" fo:font-style="italic" fo:font-weight="normal" officeooo:rsid="0051fbcc" officeooo:paragraph-rsid="0051fbcc" style:font-size-asian="10.5pt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language="en" fo:country="GB" fo:font-style="normal" fo:font-weight="normal" officeooo:rsid="002e302f" officeooo:paragraph-rsid="002e302f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language="en" fo:country="GB" fo:font-style="normal" fo:font-weight="normal" officeooo:rsid="00355917" officeooo:paragraph-rsid="00355917" style:font-size-asian="10.5pt" style:font-style-asian="normal" style:font-weight-asian="normal" style:font-style-complex="normal" style:font-weight-complex="normal"/>
    </style:style>
    <style:style style:name="P15" style:family="paragraph" style:parent-style-name="Standard" style:list-style-name="">
      <style:text-properties fo:language="en" fo:country="GB" fo:font-style="normal" fo:font-weight="normal" officeooo:rsid="00355917" officeooo:paragraph-rsid="00355917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language="en" fo:country="GB" fo:font-style="normal" fo:font-weight="normal" officeooo:rsid="0051fbcc" officeooo:paragraph-rsid="0051fbcc" style:font-size-asian="10.5pt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language="en" fo:country="GB" fo:font-weight="normal" officeooo:rsid="0051fbcc" officeooo:paragraph-rsid="0051fbcc" style:font-size-asian="10.5pt" style:font-weight-asian="normal" style:font-weight-complex="normal"/>
    </style:style>
    <style:style style:name="P18" style:family="paragraph" style:parent-style-name="Standard" style:list-style-name="L1">
      <style:text-properties fo:color="#9900ff" fo:language="en" fo:country="GB" fo:font-weight="normal" officeooo:rsid="002517f7" officeooo:paragraph-rsid="002517f7" style:font-size-asian="10.5pt" style:font-weight-asian="normal" style:font-weight-complex="normal"/>
    </style:style>
    <style:style style:name="P19" style:family="paragraph" style:parent-style-name="Standard" style:list-style-name="L1">
      <style:text-properties fo:color="#9900ff" fo:language="en" fo:country="GB" fo:font-weight="normal" officeooo:rsid="0029b32b" officeooo:paragraph-rsid="0029b32b" style:font-size-asian="10.5pt" style:font-weight-asian="normal" style:font-weight-complex="normal"/>
    </style:style>
    <style:style style:name="P20" style:family="paragraph" style:parent-style-name="Standard" style:list-style-name="L1">
      <style:text-properties fo:color="#9900ff" fo:language="en" fo:country="GB" fo:font-weight="normal" officeooo:rsid="003694ea" officeooo:paragraph-rsid="003694ea" style:font-size-asian="10.5pt" style:font-weight-asian="normal" style:font-weight-complex="normal"/>
    </style:style>
    <style:style style:name="P21" style:family="paragraph" style:parent-style-name="Standard" style:list-style-name="">
      <style:text-properties fo:color="#9900ff" fo:language="en" fo:country="GB" fo:font-weight="normal" officeooo:rsid="003a777b" officeooo:paragraph-rsid="003a777b" style:font-size-asian="10.5pt" style:font-weight-asian="normal" style:font-weight-complex="normal"/>
    </style:style>
    <style:style style:name="P22" style:family="paragraph" style:parent-style-name="Standard" style:list-style-name="L1">
      <style:text-properties fo:color="#9900ff" fo:language="en" fo:country="GB" fo:font-style="italic" fo:font-weight="normal" officeooo:rsid="002517f7" officeooo:paragraph-rsid="002517f7" style:font-size-asian="10.5pt" style:font-style-asian="italic" style:font-weight-asian="normal" style:font-style-complex="italic" style:font-weight-complex="normal"/>
    </style:style>
    <style:style style:name="P23" style:family="paragraph" style:parent-style-name="Standard" style:list-style-name="L1">
      <style:text-properties fo:color="#9900ff" fo:language="en" fo:country="GB" fo:font-style="italic" fo:font-weight="normal" officeooo:rsid="0027655b" officeooo:paragraph-rsid="0027655b" style:font-size-asian="10.5pt" style:font-style-asian="italic" style:font-weight-asian="normal" style:font-style-complex="italic" style:font-weight-complex="normal"/>
    </style:style>
    <style:style style:name="P24" style:family="paragraph" style:parent-style-name="Standard" style:list-style-name="L1">
      <style:text-properties fo:color="#9900ff" fo:language="en" fo:country="GB" fo:font-style="italic" fo:font-weight="normal" officeooo:rsid="0027b3f6" officeooo:paragraph-rsid="0027b3f6" style:font-size-asian="10.5pt" style:font-style-asian="italic" style:font-weight-asian="normal" style:font-style-complex="italic" style:font-weight-complex="normal"/>
    </style:style>
    <style:style style:name="P25" style:family="paragraph" style:parent-style-name="Standard" style:list-style-name="L1">
      <style:text-properties fo:color="#9900ff" fo:language="en" fo:country="GB" fo:font-style="italic" fo:font-weight="normal" officeooo:rsid="0028389e" officeooo:paragraph-rsid="0028389e" style:font-size-asian="10.5pt" style:font-style-asian="italic" style:font-weight-asian="normal" style:font-style-complex="italic" style:font-weight-complex="normal"/>
    </style:style>
    <style:style style:name="P26" style:family="paragraph" style:parent-style-name="Standard" style:list-style-name="L1">
      <style:text-properties fo:color="#9900ff" fo:language="en" fo:country="GB" fo:font-style="italic" fo:font-weight="normal" officeooo:rsid="0029b32b" officeooo:paragraph-rsid="0029b32b" style:font-size-asian="10.5pt" style:font-style-asian="italic" style:font-weight-asian="normal" style:font-style-complex="italic" style:font-weight-complex="normal"/>
    </style:style>
    <style:style style:name="P27" style:family="paragraph" style:parent-style-name="Standard" style:list-style-name="L1">
      <style:text-properties fo:color="#9900ff" fo:language="en" fo:country="GB" fo:font-style="italic" fo:font-weight="normal" officeooo:rsid="003694ea" officeooo:paragraph-rsid="003694ea" style:font-size-asian="10.5pt" style:font-style-asian="italic" style:font-weight-asian="normal" style:font-style-complex="italic" style:font-weight-complex="normal"/>
    </style:style>
    <style:style style:name="P28" style:family="paragraph" style:parent-style-name="Standard" style:list-style-name="L1">
      <style:text-properties fo:color="#9900ff" fo:language="en" fo:country="GB" fo:font-style="normal" fo:font-weight="normal" officeooo:rsid="0027655b" officeooo:paragraph-rsid="0027655b" style:font-size-asian="10.5pt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color="#000000" fo:language="en" fo:country="GB" fo:font-style="normal" fo:font-weight="normal" officeooo:rsid="0028389e" officeooo:paragraph-rsid="0028389e" style:font-size-asian="10.5pt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fo:color="#000000" fo:language="en" fo:country="GB" fo:font-style="normal" fo:font-weight="normal" officeooo:rsid="0028389e" officeooo:paragraph-rsid="00559763" style:font-size-asian="10.5pt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fo:color="#000000" fo:language="en" fo:country="GB" fo:font-style="normal" fo:font-weight="normal" officeooo:rsid="0027655b" officeooo:paragraph-rsid="00559763" style:font-size-asian="10.5pt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fo:color="#000000" fo:language="en" fo:country="GB" fo:font-style="normal" fo:font-weight="normal" officeooo:rsid="0029b32b" officeooo:paragraph-rsid="00559763" style:font-size-asian="10.5pt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fo:color="#000000" fo:language="en" fo:country="GB" fo:font-style="normal" fo:font-weight="normal" officeooo:rsid="002bf381" officeooo:paragraph-rsid="00559763" style:font-size-asian="10.5pt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color="#000000" fo:language="en" fo:country="GB" fo:font-style="normal" fo:font-weight="normal" officeooo:rsid="002e302f" officeooo:paragraph-rsid="00559763" style:font-size-asian="10.5pt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color="#000000" fo:language="en" fo:country="GB" fo:font-style="normal" fo:font-weight="normal" officeooo:rsid="0033492d" officeooo:paragraph-rsid="00559763" style:font-size-asian="10.5pt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color="#000000" fo:language="en" fo:country="GB" fo:font-style="normal" fo:font-weight="normal" officeooo:rsid="00355917" officeooo:paragraph-rsid="00559763" style:font-size-asian="10.5pt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color="#000000" fo:language="en" fo:country="GB" fo:font-style="normal" fo:font-weight="normal" officeooo:rsid="00402c09" officeooo:paragraph-rsid="00559763" style:font-size-asian="10.5pt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color="#000000" fo:language="en" fo:country="GB" fo:font-style="normal" fo:font-weight="normal" officeooo:rsid="0044e946" officeooo:paragraph-rsid="00559763" style:font-size-asian="10.5pt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color="#000000" fo:language="en" fo:country="GB" fo:font-style="normal" fo:font-weight="normal" officeooo:rsid="0048aa78" officeooo:paragraph-rsid="00559763" style:font-size-asian="10.5pt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color="#000000" fo:language="en" fo:country="GB" fo:font-style="normal" fo:font-weight="normal" officeooo:rsid="0051fbcc" officeooo:paragraph-rsid="00559763" style:font-size-asian="10.5pt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fo:color="#000000" fo:language="en" fo:country="GB" fo:font-weight="bold" officeooo:rsid="001aa122" officeooo:paragraph-rsid="00559763" style:font-size-asian="10.5pt" style:font-weight-asian="bold" style:font-weight-complex="bold"/>
    </style:style>
    <style:style style:name="P42" style:family="paragraph" style:parent-style-name="Standard" style:list-style-name="L1">
      <style:text-properties fo:color="#000000" fo:language="en" fo:country="GB" fo:font-weight="bold" officeooo:rsid="001c5e88" officeooo:paragraph-rsid="00559763" style:font-size-asian="10.5pt" style:font-weight-asian="bold" style:font-weight-complex="bold"/>
    </style:style>
    <style:style style:name="P43" style:family="paragraph" style:parent-style-name="Standard" style:list-style-name="L1">
      <style:text-properties fo:color="#000000" fo:language="en" fo:country="GB" fo:font-weight="bold" officeooo:rsid="001cbf32" officeooo:paragraph-rsid="00559763" style:font-size-asian="10.5pt" style:font-weight-asian="bold" style:font-weight-complex="bold"/>
    </style:style>
    <style:style style:name="P44" style:family="paragraph" style:parent-style-name="Standard" style:list-style-name="L1">
      <style:text-properties fo:color="#000000" fo:language="en" fo:country="GB" officeooo:rsid="001e3f88" officeooo:paragraph-rsid="00559763" style:font-size-asian="10.5pt"/>
    </style:style>
    <style:style style:name="P45" style:family="paragraph" style:parent-style-name="Standard" style:list-style-name="L1">
      <style:text-properties fo:color="#000000" fo:language="en" fo:country="GB" officeooo:rsid="001ff82d" officeooo:paragraph-rsid="00559763" style:font-size-asian="10.5pt"/>
    </style:style>
    <style:style style:name="P46" style:family="paragraph" style:parent-style-name="Standard" style:list-style-name="L1">
      <style:text-properties fo:color="#000000" fo:language="en" fo:country="GB" officeooo:rsid="00219afa" officeooo:paragraph-rsid="00559763" style:font-size-asian="10.5pt"/>
    </style:style>
    <style:style style:name="P47" style:family="paragraph" style:parent-style-name="Standard" style:list-style-name="L1">
      <style:text-properties fo:color="#000000" fo:language="en" fo:country="GB" fo:font-style="italic" officeooo:rsid="001ff82d" officeooo:paragraph-rsid="00559763" style:font-size-asian="10.5pt" style:font-style-asian="italic" style:font-style-complex="italic"/>
    </style:style>
    <style:style style:name="P48" style:family="paragraph" style:parent-style-name="Standard" style:list-style-name="L1">
      <style:text-properties fo:color="#000000" fo:language="en" fo:country="GB" fo:font-style="italic" fo:font-weight="normal" officeooo:rsid="002517f7" officeooo:paragraph-rsid="00559763" style:font-size-asian="10.5pt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fo:color="#000000" fo:language="en" fo:country="GB" fo:font-style="italic" fo:font-weight="normal" officeooo:rsid="0027655b" officeooo:paragraph-rsid="00559763" style:font-size-asian="10.5pt" style:font-style-asian="italic" style:font-weight-asian="normal" style:font-style-complex="italic" style:font-weight-complex="normal"/>
    </style:style>
    <style:style style:name="P50" style:family="paragraph" style:parent-style-name="Standard" style:list-style-name="L1">
      <style:text-properties fo:color="#000000" fo:language="en" fo:country="GB" fo:font-style="italic" fo:font-weight="normal" officeooo:rsid="0027b3f6" officeooo:paragraph-rsid="00559763" style:font-size-asian="10.5pt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text-properties fo:color="#000000" fo:language="en" fo:country="GB" fo:font-style="italic" fo:font-weight="normal" officeooo:rsid="0028389e" officeooo:paragraph-rsid="00559763" style:font-size-asian="10.5pt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text-properties fo:color="#000000" fo:language="en" fo:country="GB" fo:font-style="italic" fo:font-weight="normal" officeooo:rsid="0029b32b" officeooo:paragraph-rsid="00559763" style:font-size-asian="10.5pt" style:font-style-asian="italic" style:font-weight-asian="normal" style:font-style-complex="italic" style:font-weight-complex="normal"/>
    </style:style>
    <style:style style:name="P53" style:family="paragraph" style:parent-style-name="Standard" style:list-style-name="L1">
      <style:text-properties fo:color="#000000" fo:language="en" fo:country="GB" fo:font-style="italic" fo:font-weight="normal" officeooo:rsid="002bf381" officeooo:paragraph-rsid="00559763" style:font-size-asian="10.5pt" style:font-style-asian="italic" style:font-weight-asian="normal" style:font-style-complex="italic" style:font-weight-complex="normal"/>
    </style:style>
    <style:style style:name="P54" style:family="paragraph" style:parent-style-name="Standard" style:list-style-name="L1">
      <style:text-properties fo:color="#000000" fo:language="en" fo:country="GB" fo:font-style="italic" fo:font-weight="normal" officeooo:rsid="002d3cc0" officeooo:paragraph-rsid="00559763" style:font-size-asian="10.5pt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text-properties fo:color="#000000" fo:language="en" fo:country="GB" fo:font-style="italic" fo:font-weight="normal" officeooo:rsid="0031ecbf" officeooo:paragraph-rsid="00559763" style:font-size-asian="10.5pt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text-properties fo:color="#000000" fo:language="en" fo:country="GB" fo:font-style="italic" fo:font-weight="normal" officeooo:rsid="0033492d" officeooo:paragraph-rsid="00559763" style:font-size-asian="10.5pt" style:font-style-asian="italic" style:font-weight-asian="normal" style:font-style-complex="italic" style:font-weight-complex="normal"/>
    </style:style>
    <style:style style:name="P57" style:family="paragraph" style:parent-style-name="Standard" style:list-style-name="L1">
      <style:text-properties fo:color="#000000" fo:language="en" fo:country="GB" fo:font-style="italic" fo:font-weight="normal" officeooo:rsid="0033b5af" officeooo:paragraph-rsid="00559763" style:font-size-asian="10.5pt" style:font-style-asian="italic" style:font-weight-asian="normal" style:font-style-complex="italic" style:font-weight-complex="normal"/>
    </style:style>
    <style:style style:name="P58" style:family="paragraph" style:parent-style-name="Standard" style:list-style-name="L1">
      <style:text-properties fo:color="#000000" fo:language="en" fo:country="GB" fo:font-style="italic" fo:font-weight="normal" officeooo:rsid="00355917" officeooo:paragraph-rsid="00559763" style:font-size-asian="10.5pt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text-properties fo:color="#000000" fo:language="en" fo:country="GB" fo:font-style="italic" fo:font-weight="normal" officeooo:rsid="003694ea" officeooo:paragraph-rsid="00559763" style:font-size-asian="10.5pt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text-properties fo:color="#000000" fo:language="en" fo:country="GB" fo:font-style="italic" fo:font-weight="normal" officeooo:rsid="00449711" officeooo:paragraph-rsid="00559763" style:font-size-asian="10.5pt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text-properties fo:color="#000000" fo:language="en" fo:country="GB" fo:font-style="italic" fo:font-weight="normal" officeooo:rsid="0044e946" officeooo:paragraph-rsid="00559763" style:font-size-asian="10.5pt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text-properties fo:color="#000000" fo:language="en" fo:country="GB" fo:font-style="italic" fo:font-weight="normal" officeooo:rsid="0046e7cf" officeooo:paragraph-rsid="00559763" style:font-size-asian="10.5pt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text-properties fo:color="#000000" fo:language="en" fo:country="GB" fo:font-style="italic" fo:font-weight="normal" officeooo:rsid="0046a9d4" officeooo:paragraph-rsid="00559763" style:font-size-asian="10.5pt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text-properties fo:color="#000000" fo:language="en" fo:country="GB" fo:font-style="italic" fo:font-weight="normal" officeooo:rsid="004962c3" officeooo:paragraph-rsid="00559763" style:font-size-asian="10.5pt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text-properties fo:color="#000000" fo:language="en" fo:country="GB" fo:font-style="italic" fo:font-weight="normal" officeooo:rsid="004a9dde" officeooo:paragraph-rsid="00559763" style:font-size-asian="10.5pt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text-properties fo:color="#000000" fo:language="en" fo:country="GB" fo:font-style="italic" fo:font-weight="normal" officeooo:rsid="004bdaab" officeooo:paragraph-rsid="00559763" style:font-size-asian="10.5pt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text-properties fo:color="#000000" fo:language="en" fo:country="GB" fo:font-style="italic" fo:font-weight="normal" officeooo:rsid="0051fbcc" officeooo:paragraph-rsid="00559763" style:font-size-asian="10.5pt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text-properties fo:color="#000000" fo:language="en" fo:country="GB" fo:font-weight="normal" officeooo:rsid="002517f7" officeooo:paragraph-rsid="00559763" style:font-size-asian="10.5pt" style:font-weight-asian="normal" style:font-weight-complex="normal"/>
    </style:style>
    <style:style style:name="P69" style:family="paragraph" style:parent-style-name="Standard" style:list-style-name="L1">
      <style:text-properties fo:color="#000000" fo:language="en" fo:country="GB" fo:font-weight="normal" officeooo:rsid="0029b32b" officeooo:paragraph-rsid="00559763" style:font-size-asian="10.5pt" style:font-weight-asian="normal" style:font-weight-complex="normal"/>
    </style:style>
    <style:style style:name="P70" style:family="paragraph" style:parent-style-name="Standard" style:list-style-name="L1">
      <style:text-properties fo:color="#000000" fo:language="en" fo:country="GB" fo:font-weight="normal" officeooo:rsid="003694ea" officeooo:paragraph-rsid="00559763" style:font-size-asian="10.5pt" style:font-weight-asian="normal" style:font-weight-complex="normal"/>
    </style:style>
    <style:style style:name="P71" style:family="paragraph" style:parent-style-name="Standard" style:list-style-name="L1">
      <style:text-properties fo:color="#000000" fo:language="en" fo:country="GB" fo:font-weight="normal" officeooo:rsid="0051fbcc" officeooo:paragraph-rsid="00559763" style:font-size-asian="10.5pt" style:font-weight-asian="normal" style:font-weight-complex="normal"/>
    </style:style>
    <style:style style:name="P72" style:family="paragraph" style:parent-style-name="Standard" style:list-style-name="L1">
      <style:text-properties fo:color="#ff3333" fo:language="en" fo:country="GB" fo:font-style="normal" fo:font-weight="normal" officeooo:rsid="0029b32b" officeooo:paragraph-rsid="0029b32b" style:font-size-asian="10.5pt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text-properties fo:color="#ff3333" fo:language="en" fo:country="GB" fo:font-style="normal" fo:font-weight="normal" officeooo:rsid="002bf381" officeooo:paragraph-rsid="002d3cc0" style:font-size-asian="10.5pt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text-properties fo:color="#ff3333" fo:language="en" fo:country="GB" fo:font-style="normal" fo:font-weight="normal" officeooo:rsid="0033492d" officeooo:paragraph-rsid="0033492d" style:font-size-asian="10.5pt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text-properties fo:color="#ff3333" fo:language="en" fo:country="GB" fo:font-style="italic" fo:font-weight="normal" officeooo:rsid="002bf381" officeooo:paragraph-rsid="002bf381" style:font-size-asian="10.5pt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text-properties fo:color="#ff3333" fo:language="en" fo:country="GB" fo:font-style="italic" fo:font-weight="normal" officeooo:rsid="002d3cc0" officeooo:paragraph-rsid="002d3cc0" style:font-size-asian="10.5pt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text-properties fo:color="#ff3333" fo:language="en" fo:country="GB" fo:font-style="italic" fo:font-weight="normal" officeooo:rsid="0031ecbf" officeooo:paragraph-rsid="0031ecbf" style:font-size-asian="10.5pt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text-properties fo:color="#ff3333" fo:language="en" fo:country="GB" fo:font-style="italic" fo:font-weight="normal" officeooo:rsid="0033492d" officeooo:paragraph-rsid="0033492d" style:font-size-asian="10.5pt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text-properties fo:color="#ff3333" fo:language="en" fo:country="GB" fo:font-style="italic" fo:font-weight="normal" officeooo:rsid="0033b5af" officeooo:paragraph-rsid="0033b5af" style:font-size-asian="10.5pt" style:font-style-asian="italic" style:font-weight-asian="normal" style:font-style-complex="italic" style:font-weight-complex="normal"/>
    </style:style>
    <style:style style:name="P80" style:family="paragraph" style:parent-style-name="Standard" style:list-style-name="">
      <style:text-properties fo:color="#ff3333" fo:language="en" fo:country="GB" fo:font-weight="normal" officeooo:rsid="003a777b" officeooo:paragraph-rsid="003a777b" style:font-size-asian="10.5pt" style:font-weight-asian="normal" style:font-weight-complex="normal"/>
    </style:style>
    <style:style style:name="P81" style:family="paragraph" style:parent-style-name="Standard" style:list-style-name="L1">
      <style:text-properties fo:color="#ff33ff" fo:language="en" fo:country="GB" fo:font-style="italic" fo:font-weight="normal" officeooo:rsid="0031ecbf" officeooo:paragraph-rsid="0031ecbf" style:font-size-asian="10.5pt" style:font-style-asian="italic" style:font-weight-asian="normal" style:font-style-complex="italic" style:font-weight-complex="normal"/>
    </style:style>
    <style:style style:name="P82" style:family="paragraph" style:parent-style-name="Standard" style:list-style-name="">
      <style:text-properties fo:color="#ff33ff" fo:language="en" fo:country="GB" fo:font-weight="normal" officeooo:rsid="003e186c" officeooo:paragraph-rsid="003e186c" style:font-size-asian="10.5pt" style:font-weight-asian="normal" style:font-weight-complex="normal"/>
    </style:style>
    <style:style style:name="P83" style:family="paragraph" style:parent-style-name="Standard" style:list-style-name="L1">
      <style:text-properties fo:color="#ff6600" fo:language="en" fo:country="GB" fo:font-style="normal" fo:font-weight="normal" officeooo:rsid="00355917" officeooo:paragraph-rsid="00355917" style:font-size-asian="10.5pt" style:font-style-asian="normal" style:font-weight-asian="normal" style:font-style-complex="normal" style:font-weight-complex="normal"/>
    </style:style>
    <style:style style:name="P84" style:family="paragraph" style:parent-style-name="Standard" style:list-style-name="L1">
      <style:text-properties fo:color="#ff6600" fo:language="en" fo:country="GB" fo:font-style="italic" fo:font-weight="normal" officeooo:rsid="00355917" officeooo:paragraph-rsid="00355917" style:font-size-asian="10.5pt" style:font-style-asian="italic" style:font-weight-asian="normal" style:font-style-complex="italic" style:font-weight-complex="normal"/>
    </style:style>
    <style:style style:name="P85" style:family="paragraph" style:parent-style-name="Standard" style:list-style-name="">
      <style:text-properties fo:color="#ff6600" fo:language="en" fo:country="GB" fo:font-weight="normal" officeooo:rsid="003a777b" officeooo:paragraph-rsid="003a777b" style:font-size-asian="10.5pt" style:font-weight-asian="normal" style:font-weight-complex="normal"/>
    </style:style>
    <style:style style:name="P86" style:family="paragraph" style:parent-style-name="Standard" style:list-style-name="L1">
      <style:text-properties fo:color="#3333ff" fo:language="en" fo:country="GB" fo:font-style="normal" fo:font-weight="normal" officeooo:rsid="00402c09" officeooo:paragraph-rsid="00421306" style:font-size-asian="10.5pt" style:font-style-asian="normal" style:font-weight-asian="normal" style:font-style-complex="normal" style:font-weight-complex="normal"/>
    </style:style>
    <style:style style:name="P87" style:family="paragraph" style:parent-style-name="Standard" style:list-style-name="L1">
      <style:text-properties fo:color="#3333ff" fo:language="en" fo:country="GB" fo:font-style="italic" fo:font-weight="normal" officeooo:rsid="00449711" officeooo:paragraph-rsid="00449711" style:font-size-asian="10.5pt" style:font-style-asian="italic" style:font-weight-asian="normal" style:font-style-complex="italic" style:font-weight-complex="normal"/>
    </style:style>
    <style:style style:name="P88" style:family="paragraph" style:parent-style-name="Standard" style:list-style-name="L1">
      <style:text-properties fo:color="#3333ff" fo:language="en" fo:country="GB" fo:font-style="italic" fo:font-weight="normal" officeooo:rsid="0044e946" officeooo:paragraph-rsid="0044e946" style:font-size-asian="10.5pt" style:font-style-asian="italic" style:font-weight-asian="normal" style:font-style-complex="italic" style:font-weight-complex="normal"/>
    </style:style>
    <style:style style:name="P89" style:family="paragraph" style:parent-style-name="Standard" style:list-style-name="L1">
      <style:text-properties fo:color="#3333ff" fo:language="en" fo:country="GB" fo:font-style="italic" fo:font-weight="normal" officeooo:rsid="0046e7cf" officeooo:paragraph-rsid="0046e7cf" style:font-size-asian="10.5pt" style:font-style-asian="italic" style:font-weight-asian="normal" style:font-style-complex="italic" style:font-weight-complex="normal"/>
    </style:style>
    <style:style style:name="P90" style:family="paragraph" style:parent-style-name="Standard" style:list-style-name="">
      <style:text-properties fo:color="#3333ff" fo:language="en" fo:country="GB" fo:font-weight="normal" officeooo:rsid="003c3817" officeooo:paragraph-rsid="003c3817" style:font-size-asian="10.5pt" style:font-weight-asian="normal" style:font-weight-complex="normal"/>
    </style:style>
    <style:style style:name="P91" style:family="paragraph" style:parent-style-name="Standard" style:list-style-name="">
      <style:text-properties fo:color="#66ccff" fo:language="en" fo:country="GB" fo:font-weight="normal" officeooo:rsid="003c3817" officeooo:paragraph-rsid="003c3817" style:font-size-asian="10.5pt" style:font-weight-asian="normal" style:font-weight-complex="normal"/>
    </style:style>
    <style:style style:name="P92" style:family="paragraph" style:parent-style-name="Standard" style:list-style-name="L1">
      <style:text-properties fo:color="#00ccff" fo:language="en" fo:country="GB" fo:font-style="normal" fo:font-weight="normal" officeooo:rsid="0044e946" officeooo:paragraph-rsid="0044e946" style:font-size-asian="10.5pt" style:font-style-asian="normal" style:font-weight-asian="normal" style:font-style-complex="normal" style:font-weight-complex="normal"/>
    </style:style>
    <style:style style:name="P93" style:family="paragraph" style:parent-style-name="Standard" style:list-style-name="L1">
      <style:text-properties fo:color="#00ccff" fo:language="en" fo:country="GB" fo:font-style="normal" fo:font-weight="normal" officeooo:rsid="0048aa78" officeooo:paragraph-rsid="0048aa78" style:font-size-asian="10.5pt" style:font-style-asian="normal" style:font-weight-asian="normal" style:font-style-complex="normal" style:font-weight-complex="normal"/>
    </style:style>
    <style:style style:name="P94" style:family="paragraph" style:parent-style-name="Standard" style:list-style-name="L1">
      <style:text-properties fo:color="#00ccff" fo:language="en" fo:country="GB" fo:font-style="italic" fo:font-weight="normal" officeooo:rsid="0046a9d4" officeooo:paragraph-rsid="0046a9d4" style:font-size-asian="10.5pt" style:font-style-asian="italic" style:font-weight-asian="normal" style:font-style-complex="italic" style:font-weight-complex="normal"/>
    </style:style>
    <style:style style:name="P95" style:family="paragraph" style:parent-style-name="Standard" style:list-style-name="L1">
      <style:text-properties fo:color="#00ccff" fo:language="en" fo:country="GB" fo:font-style="italic" fo:font-weight="normal" officeooo:rsid="004962c3" officeooo:paragraph-rsid="004962c3" style:font-size-asian="10.5pt" style:font-style-asian="italic" style:font-weight-asian="normal" style:font-style-complex="italic" style:font-weight-complex="normal"/>
    </style:style>
    <style:style style:name="P96" style:family="paragraph" style:parent-style-name="Standard" style:list-style-name="L1">
      <style:text-properties fo:color="#00ccff" fo:language="en" fo:country="GB" fo:font-style="italic" fo:font-weight="normal" officeooo:rsid="004a9dde" officeooo:paragraph-rsid="004a9dde" style:font-size-asian="10.5pt" style:font-style-asian="italic" style:font-weight-asian="normal" style:font-style-complex="italic" style:font-weight-complex="normal"/>
    </style:style>
    <style:style style:name="P97" style:family="paragraph" style:parent-style-name="Standard" style:list-style-name="L1">
      <style:text-properties fo:color="#00ccff" fo:language="en" fo:country="GB" fo:font-style="italic" fo:font-weight="normal" officeooo:rsid="004bdaab" officeooo:paragraph-rsid="004bdaab" style:font-size-asian="10.5pt" style:font-style-asian="italic" style:font-weight-asian="normal" style:font-style-complex="italic" style:font-weight-complex="normal"/>
    </style:style>
    <style:style style:name="P98" style:family="paragraph" style:parent-style-name="Standard" style:list-style-name="L1">
      <style:paragraph-properties fo:break-before="page"/>
      <style:text-properties fo:language="en" fo:country="GB" fo:font-weight="bold" officeooo:rsid="001aa122" officeooo:paragraph-rsid="001aa122" style:font-size-asian="10.5pt" style:font-weight-asian="bold" style:font-weight-complex="bold"/>
    </style:style>
    <style:style style:name="T1" style:family="text">
      <style:text-properties officeooo:rsid="001cbf32"/>
    </style:style>
    <style:style style:name="T2" style:family="text">
      <style:text-properties officeooo:rsid="0023f4e9"/>
    </style:style>
    <style:style style:name="T3" style:family="text">
      <style:text-properties officeooo:rsid="002b9d7c"/>
    </style:style>
    <style:style style:name="T4" style:family="text">
      <style:text-properties officeooo:rsid="002bf381"/>
    </style:style>
    <style:style style:name="T5" style:family="text">
      <style:text-properties officeooo:rsid="002d3cc0"/>
    </style:style>
    <style:style style:name="T6" style:family="text">
      <style:text-properties officeooo:rsid="002ff324"/>
    </style:style>
    <style:style style:name="T7" style:family="text">
      <style:text-properties officeooo:rsid="00363db3"/>
    </style:style>
    <style:style style:name="T8" style:family="text">
      <style:text-properties officeooo:rsid="003746cc"/>
    </style:style>
    <style:style style:name="T9" style:family="text">
      <style:text-properties officeooo:rsid="004153bf"/>
    </style:style>
    <style:style style:name="T10" style:family="text">
      <style:text-properties officeooo:rsid="00421306"/>
    </style:style>
    <style:style style:name="T11" style:family="text">
      <style:text-properties officeooo:rsid="0046a9d4"/>
    </style:style>
    <style:style style:name="T12" style:family="text">
      <style:text-properties officeooo:rsid="004803f6"/>
    </style:style>
    <style:style style:name="T13" style:family="text">
      <style:text-properties officeooo:rsid="005783d5"/>
    </style:style>
    <style:style style:name="T14" style:family="text">
      <style:text-properties fo:color="#00cc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639209050284109" text:style-name="L1">
        <text:list-item>
          <text:p text:style-name="P41">Introduction</text:p>
          <text:list>
            <text:list-item>
              <text:p text:style-name="P44">Thesis <text:span text:style-name="T2">environment</text:span></text:p>
            </text:list-item>
            <text:list-item>
              <text:p text:style-name="P45">Visual based localisation</text:p>
              <text:list>
                <text:list-item>
                  <text:p text:style-name="P47">Use case</text:p>
                </text:list-item>
                <text:list-item>
                  <text:p text:style-name="P47">Methods</text:p>
                </text:list-item>
                <text:list-item>
                  <text:p text:style-name="P47">Data involved</text:p>
                </text:list-item>
              </text:list>
            </text:list-item>
            <text:list-item>
              <text:p text:style-name="P46">Thesis outlines</text:p>
              <text:p text:style-name="P46"/>
            </text:list-item>
          </text:list>
        </text:list-item>
        <text:list-item>
          <text:p text:style-name="P41">Visual based localisation</text:p>
          <text:list>
            <text:list-item>
              <text:p text:style-name="P68">Data representation</text:p>
              <text:list>
                <text:list-item>
                  <text:p text:style-name="P48">Visual data</text:p>
                </text:list-item>
                <text:list-item>
                  <text:p text:style-name="P48">Local features</text:p>
                </text:list-item>
                <text:list-item>
                  <text:p text:style-name="P48">Global features</text:p>
                </text:list-item>
                <text:list-item>
                  <text:p text:style-name="P48">Semantic &amp; hybrid features</text:p>
                </text:list-item>
              </text:list>
            </text:list-item>
            <text:list-item>
              <text:p text:style-name="P31">VBL methods</text:p>
              <text:list>
                <text:list-item>
                  <text:p text:style-name="P49">Image retrieval for localisation</text:p>
                </text:list-item>
                <text:list-item>
                  <text:p text:style-name="P49">6-DoF camera localisation</text:p>
                </text:list-item>
                <text:list-item>
                  <text:p text:style-name="P49">Cascading methods</text:p>
                </text:list-item>
              </text:list>
            </text:list-item>
            <text:list-item>
              <text:p text:style-name="P31">Localisation under challenging conditions</text:p>
              <text:list>
                <text:list-item>
                  <text:p text:style-name="P50">Appearance changes</text:p>
                </text:list-item>
                <text:list-item>
                  <text:p text:style-name="P50">Cross-appearance localisation</text:p>
                </text:list-item>
              </text:list>
            </text:list-item>
            <text:list-item>
              <text:p text:style-name="P31">Data heterogeneity</text:p>
              <text:list>
                <text:list-item>
                  <text:p text:style-name="P51">Optical information</text:p>
                </text:list-item>
                <text:list-item>
                  <text:p text:style-name="P51">Geometric information</text:p>
                </text:list-item>
                <text:list-item>
                  <text:p text:style-name="P51">Semantic information</text:p>
                </text:list-item>
              </text:list>
            </text:list-item>
            <text:list-item>
              <text:p text:style-name="P30">Discussion</text:p>
              <text:p text:style-name="P30"/>
            </text:list-item>
          </text:list>
        </text:list-item>
        <text:list-item>
          <text:p text:style-name="P42">Side modality learning for large-scale <text:span text:style-name="T1">visual </text:span>localisation</text:p>
          <text:list>
            <text:list-item>
              <text:p text:style-name="P69">VBL as an image retrieval task</text:p>
              <text:list>
                <text:list-item>
                  <text:p text:style-name="P52">Features aggregation</text:p>
                </text:list-item>
                <text:list-item>
                  <text:p text:style-name="P52">Similarity research</text:p>
                </text:list-item>
                <text:list-item>
                  <text:p text:style-name="P52">Candidates re-ranking</text:p>
                </text:list-item>
              </text:list>
            </text:list-item>
            <text:list-item>
              <text:p text:style-name="P32">Learn<text:span text:style-name="T4">ing</text:span> <text:span text:style-name="T4">an image </text:span>descriptor for VB<text:span text:style-name="T3">L</text:span></text:p>
              <text:list>
                <text:list-item>
                  <text:p text:style-name="P53">Descriptor architecture</text:p>
                </text:list-item>
                <text:list-item>
                  <text:p text:style-name="P53">Learning framework</text:p>
                </text:list-item>
              </text:list>
            </text:list-item>
            <text:list-item>
              <text:p text:style-name="P33"><text:span text:style-name="T5">M</text:span>issing modality <text:span text:style-name="T5">as auxiliary information</text:span></text:p>
              <text:list>
                <text:list-item>
                  <text:p text:style-name="P54">Side information learning</text:p>
                </text:list-item>
                <text:list-item>
                  <text:p text:style-name="P54">Depth from monocular</text:p>
                </text:list-item>
              </text:list>
            </text:list-item>
            <text:list-item>
              <text:p text:style-name="P34">Joint learning of image descriptors and <text:span text:style-name="T6">auxiliary</text:span> modality</text:p>
              <text:list>
                <text:list-item>
                  <text:p text:style-name="P55">Intuition</text:p>
                </text:list-item>
                <text:list-item>
                  <text:p text:style-name="P55">Preliminary results</text:p>
                </text:list-item>
                <text:list-item>
                  <text:p text:style-name="P55">Disjoint learning for common representation</text:p>
                </text:list-item>
              </text:list>
            </text:list-item>
            <text:list-item>
              <text:p text:style-name="P35">Experiments and results</text:p>
              <text:list>
                <text:list-item>
                  <text:p text:style-name="P56">Datasets</text:p>
                </text:list-item>
                <text:list-item>
                  <text:p text:style-name="P56">Implementation</text:p>
                </text:list-item>
                <text:list-item>
                  <text:p text:style-name="P56">Advantages over existing methods</text:p>
                </text:list-item>
                <text:list-item>
                  <text:p text:style-name="P57">VBL in challenging conditions</text:p>
                </text:list-item>
              </text:list>
            </text:list-item>
            <text:list-item>
              <text:p text:style-name="P36">Data heterogeneity and availability </text:p>
              <text:list>
                <text:list-item>
                  <text:p text:style-name="P58">Modalit<text:span text:style-name="T7">ies</text:span> fusion</text:p>
                </text:list-item>
                <text:list-item>
                  <text:p text:style-name="P58">Handling multiple modalities</text:p>
                </text:list-item>
                <text:list-item>
                  <text:p text:style-name="P58">Dealing with asymmetric data</text:p>
                </text:list-item>
              </text:list>
            </text:list-item>
            <text:list-item>
              <text:p text:style-name="P36">Discussion</text:p>
            </text:list-item>
          </text:list>
        </text:list-item>
        <text:list-item>
          <text:p text:style-name="P43"><text:soft-page-break/>Refining visual localisation with learned geometric clues</text:p>
          <text:list>
            <text:list-item>
              <text:p text:style-name="P70">Review of 6-DoF camera pose estimation methods</text:p>
              <text:list>
                <text:list-item>
                  <text:p text:style-name="P59">Relative pose estimation</text:p>
                </text:list-item>
                <text:list-item>
                  <text:p text:style-name="P59"><text:span text:style-name="T8">Absolute</text:span> pose estimation</text:p>
                </text:list-item>
                <text:list-item>
                  <text:p text:style-name="P59">Learned approaches</text:p>
                </text:list-item>
              </text:list>
            </text:list-item>
            <text:list-item>
              <text:p text:style-name="P37"><text:span text:style-name="T10">P</text:span>ose <text:span text:style-name="T10">refinement based on a</text:span> learned <text:span text:style-name="T9">scene </text:span>geometry</text:p>
              <text:list>
                <text:list-item>
                  <text:p text:style-name="P60">Proposed method</text:p>
                </text:list-item>
                <text:list-item>
                  <text:p text:style-name="P61">Dataset</text:p>
                </text:list-item>
                <text:list-item>
                  <text:p text:style-name="P61">Results</text:p>
                </text:list-item>
                <text:list-item>
                  <text:p text:style-name="P62"><text:span text:style-name="T13">Comparison of </text:span>real <text:span text:style-name="T12">and</text:span> learned data</text:p>
                </text:list-item>
                <text:list-item>
                  <text:p text:style-name="P61">Discussion</text:p>
                </text:list-item>
              </text:list>
            </text:list-item>
            <text:list-item>
              <text:p text:style-name="P38"><text:span text:style-name="T11">Improving localisation by c</text:span>ombining image geometry with 3D learned clues</text:p>
              <text:list>
                <text:list-item>
                  <text:p text:style-name="P63">Proposed improvement</text:p>
                </text:list-item>
                <text:list-item>
                  <text:p text:style-name="P63">Results</text:p>
                </text:list-item>
                <text:list-item>
                  <text:p text:style-name="P63">Discussion</text:p>
                </text:list-item>
              </text:list>
            </text:list-item>
            <text:list-item>
              <text:p text:style-name="P39">Re-localisation at scale with weakly supervision</text:p>
              <text:list>
                <text:list-item>
                  <text:p text:style-name="P64">Learning geometry from video sequences</text:p>
                </text:list-item>
                <text:list-item>
                  <text:p text:style-name="P65">Outdoor localisation results</text:p>
                </text:list-item>
                <text:list-item>
                  <text:p text:style-name="P66">Discussion</text:p>
                  <text:p text:style-name="P63"/>
                </text:list-item>
              </text:list>
            </text:list-item>
          </text:list>
        </text:list-item>
        <text:list-item>
          <text:p text:style-name="P43">Conclusion</text:p>
          <text:list>
            <text:list-item>
              <text:p text:style-name="P71">Summary of the thesis</text:p>
            </text:list-item>
            <text:list-item>
              <text:p text:style-name="P71">Contribution</text:p>
              <text:list>
                <text:list-item>
                  <text:p text:style-name="P67">VBL pipeline from coarse to fine localisation</text:p>
                </text:list-item>
                <text:list-item>
                  <text:p text:style-name="P67">Modality heterogeneity</text:p>
                </text:list-item>
              </text:list>
            </text:list-item>
            <text:list-item>
              <text:p text:style-name="P40">Future research</text:p>
            </text:list-item>
          </text:list>
        </text:list-item>
      </text:list>
      <text:p text:style-name="P5"/>
      <text:p text:style-name="P5"/>
      <text:list xml:id="list113837078008698" text:continue-list="list84639209050284109" text:style-name="L1">
        <text:list-item text:start-value="1">
          <text:p text:style-name="P98">Introduction</text:p>
          <text:list>
            <text:list-item>
              <text:p text:style-name="P6">Thesis <text:span text:style-name="T2">environment</text:span></text:p>
            </text:list-item>
            <text:list-item>
              <text:p text:style-name="P7">Visual based localisation</text:p>
              <text:list>
                <text:list-item>
                  <text:p text:style-name="P9">Use case</text:p>
                </text:list-item>
                <text:list-item>
                  <text:p text:style-name="P9">Methods</text:p>
                </text:list-item>
                <text:list-item>
                  <text:p text:style-name="P9">Data involved</text:p>
                </text:list-item>
              </text:list>
            </text:list-item>
            <text:list-item>
              <text:p text:style-name="P8">Thesis outlines</text:p>
              <text:p text:style-name="P8"/>
            </text:list-item>
          </text:list>
        </text:list-item>
        <text:list-item>
          <text:p text:style-name="P1">Visual based localisation</text:p>
          <text:list>
            <text:list-item>
              <text:p text:style-name="P18">Data representation</text:p>
              <text:list>
                <text:list-item>
                  <text:p text:style-name="P22">Visual data</text:p>
                </text:list-item>
                <text:list-item>
                  <text:p text:style-name="P22">Local features</text:p>
                </text:list-item>
                <text:list-item>
                  <text:p text:style-name="P22">Global features</text:p>
                </text:list-item>
                <text:list-item>
                  <text:p text:style-name="P22">Semantic &amp; hybrid features</text:p>
                </text:list-item>
              </text:list>
            </text:list-item>
            <text:list-item>
              <text:p text:style-name="P28">VBL methods</text:p>
              <text:list>
                <text:list-item>
                  <text:p text:style-name="P23">Image retrieval for localisation</text:p>
                </text:list-item>
                <text:list-item>
                  <text:p text:style-name="P23">6-DoF camera localisation</text:p>
                </text:list-item>
                <text:list-item>
                  <text:p text:style-name="P23">Cascading methods</text:p>
                </text:list-item>
              </text:list>
            </text:list-item>
            <text:list-item>
              <text:p text:style-name="P28">Localisation under challenging conditions</text:p>
              <text:list>
                <text:list-item>
                  <text:p text:style-name="P24">Appearance changes</text:p>
                </text:list-item>
                <text:list-item>
                  <text:p text:style-name="P24">Cross-appearance localisation</text:p>
                </text:list-item>
              </text:list>
            </text:list-item>
            <text:list-item>
              <text:p text:style-name="P28">Data heterogeneity</text:p>
              <text:list>
                <text:list-item>
                  <text:p text:style-name="P25">Optical information</text:p>
                </text:list-item>
                <text:list-item>
                  <text:p text:style-name="P25">Geometric information</text:p>
                </text:list-item>
                <text:list-item>
                  <text:p text:style-name="P25">Semantic information</text:p>
                </text:list-item>
              </text:list>
            </text:list-item>
            <text:list-item>
              <text:p text:style-name="P29">Discussion</text:p>
              <text:p text:style-name="P29"/>
            </text:list-item>
          </text:list>
        </text:list-item>
        <text:list-item>
          <text:p text:style-name="P2">Side modality learning for large-scale <text:span text:style-name="T1">visual </text:span>localisation</text:p>
          <text:list>
            <text:list-item>
              <text:p text:style-name="P19">VBL as an image retrieval task</text:p>
              <text:list>
                <text:list-item>
                  <text:p text:style-name="P26">Features aggregation</text:p>
                </text:list-item>
                <text:list-item>
                  <text:p text:style-name="P26">Similarity research</text:p>
                </text:list-item>
                <text:list-item>
                  <text:p text:style-name="P26">Candidates re-ranking</text:p>
                </text:list-item>
              </text:list>
            </text:list-item>
            <text:list-item>
              <text:p text:style-name="P72">Learn<text:span text:style-name="T4">ing</text:span> <text:span text:style-name="T4">an image </text:span>descriptor for VB<text:span text:style-name="T3">L</text:span></text:p>
              <text:list>
                <text:list-item>
                  <text:p text:style-name="P75">Descriptor architecture</text:p>
                </text:list-item>
                <text:list-item>
                  <text:p text:style-name="P75">Learning framework</text:p>
                </text:list-item>
              </text:list>
            </text:list-item>
            <text:list-item>
              <text:p text:style-name="P73"><text:span text:style-name="T5">M</text:span>issing modality <text:span text:style-name="T5">as auxiliary information</text:span></text:p>
              <text:list>
                <text:list-item>
                  <text:p text:style-name="P76">Side information learning</text:p>
                </text:list-item>
                <text:list-item>
                  <text:p text:style-name="P76">Depth from monocular</text:p>
                </text:list-item>
              </text:list>
            </text:list-item>
            <text:list-item>
              <text:p text:style-name="P13">Joint learning of image descriptors and <text:span text:style-name="T6">auxiliary</text:span> modality</text:p>
              <text:list>
                <text:list-item>
                  <text:p text:style-name="P10">Intuition</text:p>
                </text:list-item>
                <text:list-item>
                  <text:p text:style-name="P81">Preliminary results</text:p>
                </text:list-item>
                <text:list-item>
                  <text:p text:style-name="P77">Disjoint learning for common representation</text:p>
                </text:list-item>
              </text:list>
            </text:list-item>
            <text:list-item>
              <text:p text:style-name="P74">Experiments and results</text:p>
              <text:list>
                <text:list-item>
                  <text:p text:style-name="P78">Datasets</text:p>
                </text:list-item>
                <text:list-item>
                  <text:p text:style-name="P78">Implementation</text:p>
                </text:list-item>
                <text:list-item>
                  <text:p text:style-name="P78">Advantages over existing methods</text:p>
                </text:list-item>
                <text:list-item>
                  <text:p text:style-name="P79">VBL in challenging conditions</text:p>
                </text:list-item>
              </text:list>
            </text:list-item>
            <text:list-item>
              <text:p text:style-name="P83">Data heterogeneity and availability </text:p>
              <text:list>
                <text:list-item>
                  <text:p text:style-name="P84">Modalit<text:span text:style-name="T7">ies</text:span> fusion</text:p>
                </text:list-item>
                <text:list-item>
                  <text:p text:style-name="P84">Handling multiple modalities</text:p>
                </text:list-item>
                <text:list-item>
                  <text:p text:style-name="P84">Dealing with asymmetric data</text:p>
                </text:list-item>
              </text:list>
            </text:list-item>
            <text:list-item>
              <text:p text:style-name="P14">Discussion</text:p>
            </text:list-item>
          </text:list>
        </text:list-item>
      </text:list>
      <text:p text:style-name="P15"><text:soft-page-break/></text:p>
      <text:p text:style-name="P15"/>
      <text:list xml:id="list113835374280676" text:continue-numbering="true" text:style-name="L1">
        <text:list-item>
          <text:p text:style-name="P3">Refining visual localisation with learned geometric clues</text:p>
          <text:list>
            <text:list-item>
              <text:p text:style-name="P20">Review of 6-DoF camera pose estimation methods</text:p>
              <text:list>
                <text:list-item>
                  <text:p text:style-name="P27">Relative pose estimation</text:p>
                </text:list-item>
                <text:list-item>
                  <text:p text:style-name="P27"><text:span text:style-name="T8">Absolute</text:span> pose estimation</text:p>
                </text:list-item>
                <text:list-item>
                  <text:p text:style-name="P27">Learned approaches</text:p>
                </text:list-item>
              </text:list>
            </text:list-item>
            <text:list-item>
              <text:p text:style-name="P86"><text:span text:style-name="T10">P</text:span>ose <text:span text:style-name="T10">refinement based on a</text:span> learned <text:span text:style-name="T9">scene </text:span>geometry</text:p>
              <text:list>
                <text:list-item>
                  <text:p text:style-name="P87">Proposed method</text:p>
                </text:list-item>
                <text:list-item>
                  <text:p text:style-name="P88">Dataset</text:p>
                </text:list-item>
                <text:list-item>
                  <text:p text:style-name="P88">Results</text:p>
                </text:list-item>
                <text:list-item>
                  <text:p text:style-name="P89"><text:span text:style-name="T12">On the comparison of </text:span>real <text:span text:style-name="T12">and</text:span> learned data</text:p>
                </text:list-item>
                <text:list-item>
                  <text:p text:style-name="P88">Discussion</text:p>
                </text:list-item>
              </text:list>
            </text:list-item>
            <text:list-item>
              <text:p text:style-name="P92"><text:span text:style-name="T11">Improving localisation by c</text:span>ombining image geometry with 3D learned clues</text:p>
              <text:list>
                <text:list-item>
                  <text:p text:style-name="P94">Proposed improvement</text:p>
                </text:list-item>
                <text:list-item>
                  <text:p text:style-name="P94">Results</text:p>
                </text:list-item>
                <text:list-item>
                  <text:p text:style-name="P94">Discussion</text:p>
                </text:list-item>
              </text:list>
            </text:list-item>
            <text:list-item>
              <text:p text:style-name="P93">Re-localisation at scale with weakly supervision</text:p>
              <text:list>
                <text:list-item>
                  <text:p text:style-name="P95">Learning geometry from video sequences</text:p>
                </text:list-item>
                <text:list-item>
                  <text:p text:style-name="P96">Outdoor localisation results</text:p>
                </text:list-item>
                <text:list-item>
                  <text:p text:style-name="P97">Discussion</text:p>
                  <text:p text:style-name="P11"/>
                </text:list-item>
              </text:list>
            </text:list-item>
          </text:list>
        </text:list-item>
        <text:list-item>
          <text:p text:style-name="P3">Conclusion</text:p>
          <text:list>
            <text:list-item>
              <text:p text:style-name="P17">Summary of the thesis</text:p>
            </text:list-item>
            <text:list-item>
              <text:p text:style-name="P17">Contribution</text:p>
              <text:list>
                <text:list-item>
                  <text:p text:style-name="P12">VBL pipeline from coarse to fine localisation</text:p>
                </text:list-item>
                <text:list-item>
                  <text:p text:style-name="P12">Modality heterogeneity</text:p>
                </text:list-item>
              </text:list>
            </text:list-item>
            <text:list-item>
              <text:p text:style-name="P16">Future research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Review Pattern Recognition</text:p>
      <text:p text:style-name="P82">IROS 2018 (rejected)</text:p>
      <text:p text:style-name="P80">ICRA 2019</text:p>
      <text:p text:style-name="P85">ICRA++ (journal)</text:p>
      <text:p text:style-name="P90">ICIP 2019</text:p>
      <text:p text:style-name="P91">ICIP++ (conf BM<text:span text:style-name="T14">VC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769cm" fo:text-indent="-0.499cm" fo:margin-left="1.76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27cm" fo:text-indent="-0.499cm" fo:margin-left="2.27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69cm" fo:text-indent="-0.499cm" fo:margin-left="2.76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7cm" fo:text-indent="-0.499cm" fo:margin-left="3.2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69cm" fo:text-indent="-0.499cm" fo:margin-left="3.76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7cm" fo:text-indent="-0.499cm" fo:margin-left="4.2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77cm" fo:text-indent="-0.499cm" fo:margin-left="4.7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271cm" fo:text-indent="-0.499cm" fo:margin-left="5.27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7cm" fo:text-indent="-0.499cm" fo:margin-left="5.7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271cm" fo:text-indent="-0.499cm" fo:margin-left="6.27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6:43:19.723005393</meta:creation-date>
    <meta:generator>LibreOffice/5.1.6.2$Linux_X86_64 LibreOffice_project/10m0$Build-2</meta:generator>
    <dc:date>2019-04-03T11:38:21.969971783</dc:date>
    <meta:editing-duration>PT1H50M41S</meta:editing-duration>
    <meta:editing-cycles>61</meta:editing-cycles>
    <meta:document-statistic meta:table-count="0" meta:image-count="0" meta:object-count="0" meta:page-count="4" meta:paragraph-count="156" meta:word-count="619" meta:character-count="3974" meta:non-whitespace-character-count="3659"/>
  </office:meta>
</office:document-meta>
</file>